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Arial1" svg:font-family="Arial, sans-serif"/>
    <style:font-face style:name="EB Garamond" svg:font-family="'EB Garamond', 'Eb Garamond', sans-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Verdana,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tyle:font-face style:name="Roboto1" svg:font-family="Roboto, sans-serif"/>
    <style:font-face style:name="Rosario" svg:font-family="Rosario" style:font-pitch="variable"/>
    <style:font-face style:name="Times New Roman" svg:font-family="'Times New Roman'"/>
    <style:font-face style:name="inherit" svg:font-family="inherit"/>
    <style:font-face style:name="sans-serif" svg:font-family="sans-serif"/>
  </office:font-face-decls>
  <office:automatic-styles>
    <style:style style:name="P1" style:family="paragraph" style:parent-style-name="Standard">
      <style:text-properties style:text-underline-style="none"/>
    </style:style>
    <style:style style:name="P2" style:family="paragraph" style:parent-style-name="Standard">
      <style:text-properties officeooo:paragraph-rsid="000e376c"/>
    </style:style>
    <style:style style:name="P3" style:family="paragraph" style:parent-style-name="Standard">
      <style:text-properties officeooo:rsid="001015a8" officeooo:paragraph-rsid="001015a8"/>
    </style:style>
    <style:style style:name="P4" style:family="paragraph" style:parent-style-name="Standard">
      <style:text-properties officeooo:paragraph-rsid="0012bc89"/>
    </style:style>
    <style:style style:name="P5" style:family="paragraph" style:parent-style-name="Standard">
      <style:text-properties officeooo:rsid="0012bc89" officeooo:paragraph-rsid="0012bc89"/>
    </style:style>
    <style:style style:name="P6" style:family="paragraph" style:parent-style-name="Standard">
      <style:text-properties officeooo:paragraph-rsid="0013e007"/>
    </style:style>
    <style:style style:name="P7" style:family="paragraph" style:parent-style-name="Standard">
      <style:text-properties officeooo:rsid="001579b6" officeooo:paragraph-rsid="001579b6"/>
    </style:style>
    <style:style style:name="P8" style:family="paragraph" style:parent-style-name="Standard">
      <style:text-properties officeooo:paragraph-rsid="0015b20b"/>
    </style:style>
    <style:style style:name="P9" style:family="paragraph" style:parent-style-name="Standard">
      <style:text-properties fo:font-size="16pt" style:font-size-asian="16pt" style:font-size-complex="16pt"/>
    </style:style>
    <style:style style:name="T1" style:family="text">
      <style:text-properties officeooo:rsid="000e376c"/>
    </style:style>
    <style:style style:name="T2" style:family="text">
      <style:text-properties officeooo:rsid="000fa993"/>
    </style:style>
    <style:style style:name="T3" style:family="text">
      <style:text-properties officeooo:rsid="0010b374"/>
    </style:style>
    <style:style style:name="T4" style:family="text">
      <style:text-properties officeooo:rsid="0012bc89"/>
    </style:style>
    <style:style style:name="T5" style:family="text">
      <style:text-properties officeooo:rsid="0013e007"/>
    </style:style>
    <style:style style:name="T6" style:family="text">
      <style:text-properties style:text-underline-style="solid" style:text-underline-width="auto" style:text-underline-color="font-color"/>
    </style:style>
    <style:style style:name="T7" style:family="text">
      <style:text-properties officeooo:rsid="0015b20b"/>
    </style:style>
    <style:style style:name="T8" style:family="text">
      <style:text-properties style:font-name="Roboto" fo:font-size="13pt" fo:font-style="normal" fo:font-weight="normal"/>
    </style:style>
    <style:style style:name="T9" style:family="text">
      <style:text-properties style:font-name="Roboto" fo:font-size="13pt" fo:font-style="normal" fo:font-weight="normal" officeooo:rsid="00186029"/>
    </style:style>
    <style:style style:name="T10" style:family="text">
      <style:text-properties style:font-name="Roboto" fo:font-size="12.75pt" fo:font-style="normal" fo:font-weight="normal"/>
    </style:style>
    <style:style style:name="T11" style:family="text">
      <style:text-properties officeooo:rsid="00186029"/>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radición</text:p>
      <text:p text:style-name="Standard"/>
      <text:p text:style-name="Standard">Del Latín traditio, que significa entregar, es decir transmisión de noticias, composiciones literarias, doctrinas, ritos, costumbres, etcétera, hecha de generación en generación.</text:p>
      <text:p text:style-name="Standard"/>
      <text:p text:style-name="Standard">Sinónimos: herencia, folclore, historia, acerbo.</text:p>
      <text:p text:style-name="Standard"/>
      <text:p text:style-name="Standard">Literalmente, la tradición es la enseñanza que se comunica de una generación a otra. Tradición, con “T” mayúscula se refiere a la Palabra revelada por Dios que se transmite en la Iglesia. Como tal, “Tradición” tiene dos significados estrechamente relacionados entre si. “Tradición” es toda la revelación, desde el comienzo de la historia hasta el final de la era Apostólica, transmitida por los fieles de generación en generación y preservada por la guía divina del Espíritu en la Iglesia instituida por Cristo. La Sagrada Tradición, mas técnicamente, se refiere, dentro de la revelación, a aquella parte que no está contenida en las Sagradas Escrituras porque no se escribió hasta mas tarde. El depósito de la fe, de la revelación, está compuesto por las Sagradas Escrituras (Biblia), la Tradición Apostólica y la Doctrina establecida por la enseñanza de las anteriores.</text:p>
      <text:p text:style-name="Standard"/>
      <text:p text:style-name="P2">Scholæ Cantorum</text:p>
      <text:p text:style-name="Standard"/>
      <text:p text:style-name="Standard">Coro: 1. Conjunto de personas que en una ópera u otra función musical cantan simultáneamente una pieza concertada.</text:p>
      <text:p text:style-name="Standard">2. Conjunto de personas reunidas para cantar, regocijarse, alabar o celebrar algo.</text:p>
      <text:p text:style-name="Standard"/>
      <text:p text:style-name="P2">Scholæ: Latín “Escuela”</text:p>
      <text:p text:style-name="Standard">Conatorum: Latín “Cantantes”</text:p>
      <text:p text:style-name="Standard"/>
      <text:p text:style-name="Standard">Un lugar para la enseñanza y formación del canto eclesiástico, o un grupo de cantantes reunidos con el propósito de interpretar la música en la iglesia.</text:p>
      <text:p text:style-name="Standard"/>
      <text:p text:style-name="Standard">En la Iglesia primitiva el canto era interpretado por el clero, pero, con el fin de liberarlos de esto para que pudiesen fijar su atención más estrictamente en lo que se refería a su oficio, se introdujeron los cantantes entrenados para la parte musical de la liturgia.</text:p>
      <text:p text:style-name="Standard"/>
      <text:p text:style-name="P2">Se cree que fue el Papa San Hilario (461-68) quien inauguró la primera “<text:span text:style-name="T1">S</text:span>cholæ <text:span text:style-name="T1">C</text:span>antorum”, pero fue el Papa San Gregorio Magno quien estableció la escuela de manera permanente. Desde Roma, la institución se extendió a otras partes de la Iglesia. Principalmente Francia e Inglaterra. Carlomagno alentó la obra, y a través de su influencia se establecieron varias otras escuelas en su imperio. Varias de las catedrales y muchas de las abadías tenían importantes “Scholæ cantorum” unidas a ellas. La Reforma Protestante puso fin a las escuelas inglesas, mientras que en el extranjero parecen haber desaparecido cuando se comenzó a utilizar en las iglesias cantantes pagados, aunque tal vez el “<text:span text:style-name="T1">M</text:span>aîtrise” o la “<text:span text:style-name="T1">E</text:span>scuela de <text:span text:style-name="T1">C</text:span>oro de la <text:span text:style-name="T1">C</text:span>atedral” de hoy puede considerarse como su sucesor legítimo.</text:p>
      <text:p text:style-name="Standard"/>
      <text:p text:style-name="Standard">En los monasterios de la actualidad el nombre “<text:span text:style-name="T2">S</text:span>cholae <text:span text:style-name="T2">C</text:span>antorum” se aplica a menudo a ciertos monjes seleccionados cuyo deber es cantar las partes más elaboradas de la música litúrgica, tales como los graduales y aleluyas en la Misa, y el resto de la comunidad se une sólo en las partes más simples.</text:p>
      <text:p text:style-name="Standard"/>
      <text:p text:style-name="Standard">El “<text:span text:style-name="T2">M</text:span>aestro de <text:span text:style-name="T2">C</text:span>apilla” es un músico de experiencia y prestigio, siempre compositor, que forma, gestiona y dirige al grupo de cantores e instrumentistas responsable de la música sacra en los oficios de las iglesias, o de la música profana en las fiestas cortesanas.</text:p>
      <text:p text:style-name="Standard"><text:soft-page-break/></text:p>
      <text:p text:style-name="P3">Sin embargo en la actualidad hay grupos que usan el termino “Scholae” o “Scholae Cantorum” para referirse solo a la escuela de canto o a un coro de índole general que se dedica a cierto genero especifico de música, sin tener relación con los servicio litúrgicos o música eclesiástica.</text:p>
      <text:p text:style-name="P3"/>
      <text:p text:style-name="Standard">Disposición de la Misa</text:p>
      <text:p text:style-name="Standard"/>
      <text:p text:style-name="Standard">Misa</text:p>
      <text:p text:style-name="Standard"><text:span text:style-name="T3">Es la reunión donde</text:span> pueblo de Dios es convocado bajo la presidencia del sacerdote, que actúa en la persona de Cristo, para celebrar el memorial del Señor o sacrificio eucarístico. <text:span text:style-name="T3">E</text:span>n la cual se perpetúa el sacrificio de la cruz, <text:span text:style-name="T3">y</text:span> Cristo está realmente presente de una manera sustancial y permanente, bajo las especies eucarísticas.</text:p>
      <text:p text:style-name="Standard"/>
      <text:p text:style-name="Standard">La Misa consta en cierto sentido de dos partes: la “Liturgia de la Palabra” y la “Liturgia Eucarística”, tan estrechamente unidas entre sí, que constituyen un solo acto de culto ya que en la Misa se dispone la mesa, tanto de la Palabra de Dios como del Cuerpo y Sangre de Cristo, en la que los fieles encuentran instrucción y alimento cristiano. Otros ritos pertenecen a la apertura y conclusión de la celebración.</text:p>
      <text:p text:style-name="Standard"/>
      <text:p text:style-name="P4">Liturgia</text:p>
      <text:p text:style-name="Standard">Liturgia (leitourgia) es una palabra compuesta griega que significa originariamente un deber público, un servicio al estado emprendido por un ciudadano. Sus elementos son leitos (de leos = laos, pueblo) que significa público, y ergo, hacer. De ahí tenemos leitourgos, “un hombre que realiza un deber público”, “un servidor público”, tales como el oficio de gymnasiarca, que supervisaba el gimnasio, el de choregus, que pagaba a los cantantes de un coro en el teatro, el de hestiator, que daba un banquete a su tribu, del trierarchus, que suministraba un barco de guerra al estado. La significación de la palabra liturgia se extiende luego hasta cubrir cualquier servicio general de carácter público. De ahí llega a tener un sentido religioso cuando también se agrego del templo como la función de los sacerdotes, como servicio publico.</text:p>
      <text:p text:style-name="Standard"/>
      <text:p text:style-name="Standard">Así en su uso cristiano liturgia significa el servicio público oficial de la Iglesia, que se correspondía con el servicio oficial del Templo en la Antigua Ley. Ahora debemos distinguir dos sentidos en los que se usa aún normalmente la palabra. Estos dos sentidos a menudo conducen a la confusión. Por un lado, liturgia a menudo significa todo el complejo de servicios oficiales, todos los ritos, ceremonias, oraciones y sacramentos de la Iglesia, en contraposición a las devociones privadas. En este sentido hablamos del ordenamiento de todos estos servicios en ciertas formas establecidas, usadas por una iglesia local, como la liturgia de tal iglesia. Así liturgia significa rito; hablamos de modo indiferente de Rito Bizantino o Liturgia Bizantina. En el mismo sentido distinguimos los servicios oficiales de los demás llamándoles litúrgicos; esos servicios son litúrgicos cuando se contienen en alguno de los libros oficiales de un rito. En la Iglesia Romana, por ejemplo, las Completas son un oficio litúrgico, el Rosario no lo es. </text:p>
      <text:p text:style-name="Standard"/>
      <text:p text:style-name="Standard">El otro sentido de la palabra liturgia, ahora común en todas las Iglesias Orientales, la restringe únicamente al principal servicio oficial – el Sacrificio de la Sagrada Eucaristía, que en nuestro rito llamamos la Misa. Este es prácticamente el único sentido actual en que leitourgia se usa en griego, o en sus formas derivadas por cualquier cristiano oriental. Por virtud de la claridad es quizá mejor para nosotros restringir también la palabra a este sentido, en cualquier caso al hablar de asuntos eclesiásticos orientales; por ejemplo, no hablar de las horas canónicas bizantinas como servicios litúrgicos. Incluso en los ritos occidentales la palabra “oficial” o “canónica” servirán también como “litúrgica” en sentido general, de forma que también podemos usar Liturgia sólo para la Sagrada Eucaristía. Debe señalarse <text:soft-page-break/>también que, mientras que podemos hablar bastante correctamente de nuestra Misa como la Liturgia, nunca debemos usar la palabra Misa para el sacrificio Eucarístico en ningún rito oriental.</text:p>
      <text:p text:style-name="Standard"/>
      <text:p text:style-name="Standard">Diversos elementos de la Misa</text:p>
      <text:p text:style-name="Standard">Lectura de la Palabra de Dios y su explicación</text:p>
      <text:p text:style-name="P5">1. Lectura del antiguo testamento</text:p>
      <text:p text:style-name="P5">2. Salmo responsorial</text:p>
      <text:p text:style-name="P5">3. Lectura del nuevo testamento</text:p>
      <text:p text:style-name="P5">4. Evangelio.</text:p>
      <text:p text:style-name="Standard"><text:span text:style-name="T4">D</text:span>eben ser escuchadas por todos con veneración, su comprensión y eficacia aumenta con una explicación viva, es decir, con la homilía, que es parte de la acción litúrgica.</text:p>
      <text:p text:style-name="Standard"/>
      <text:p text:style-name="Standard">Oraciones y partes que corresponden al sacerdote</text:p>
      <text:p text:style-name="P6">primer lugar la Plegaria eucarística, que es el culmen de toda la celebración. </text:p>
      <text:p text:style-name="P6"><text:span text:style-name="T5">L</text:span>a oración colecta, </text:p>
      <text:p text:style-name="P6"><text:span text:style-name="T5">L</text:span>a oración sobre las ofrendas </text:p>
      <text:p text:style-name="P6"><text:span text:style-name="T5">L</text:span>a oración después de la Comunión.</text:p>
      <text:p text:style-name="P6"/>
      <text:p text:style-name="Standard">Corresponde asimismo al sacerdote que preside moderar la Palabra de Dios y dar la bendición final. También le está permitido introducir a los fieles en la Misa del día con brevísimas palabras, después del saludo inicial y antes del acto penitencial; para la Liturgia de la Palabra, antes de las lecturas; en la Plegaria eucarística, antes de iniciar el Prefacio, pero nunca dentro de la misma Plegaria y, finalmente, dar por concluida la acción sagrada, antes de la fórmula de despedida.</text:p>
      <text:p text:style-name="Standard"/>
      <text:p text:style-name="Standard">La naturaleza de las intervenciones “presidenciales” exige que se pronuncien claramente y en voz alta, y que todos las escuchen atentamente. Por consiguiente, mientras interviene el sacerdote, no se cante ni se rece otra cosa, y estén igualmente callados el órgano y cualquier otro instrumento musical.</text:p>
      <text:p text:style-name="Standard"/>
      <text:p text:style-name="Standard">El sacerdote pronuncia oraciones como presidente en nombre de toda la Iglesia y de la comunidad congregada, y a veces lo hace a título personal, para poder cumplir con su ministerio con mayor atención y piedad. Estas oraciones, que se proponen antes de la lectura del Evangelio, durante la preparación de los dones, como también antes y después de la Comunión del sacerdote, se dicen    en secreto.</text:p>
      <text:p text:style-name="Standard"/>
      <text:p text:style-name="Standard">Otras fórmulas que se usan en la celebración</text:p>
      <text:p text:style-name="Standard">Puesto que la celebración de la Misa, por su propia naturaleza tiene carácter “comunitario”, merecen especial relieve los diálogos entre el celebrante y los fieles congregados, y asimismo las aclamaciones. Estos elementos no son solamente señales exteriores de una celebración común, sino que fomentan y realizan la comunión entre el sacerdote y el pueblo.</text:p>
      <text:p text:style-name="Standard"/>
      <text:p text:style-name="Standard">Las aclamaciones y respuestas de los fieles a los saludos del sacerdote y a sus oraciones constituyen precisamente aquel grado de participación activa que, en cualquier forma de Misa, se exige de los fieles reunidos para que quede así expresada y fomentada la acción de toda la comunidad.</text:p>
      <text:p text:style-name="Standard"/>
      <text:p text:style-name="Standard">Otras partes que son muy útiles para manifestar y favorecer la activa participación de los fieles, y que se encomiendan a toda la asamblea convocada, son, sobre todo, el acto penitencial, la profesión de fe, la oración universal y la Oración dominical.</text:p>
      <text:p text:style-name="Standard"/>
      <text:p text:style-name="Standard"/>
      <text:p text:style-name="Standard"><text:soft-page-break/>Finalmente, en cuanto a otras fórmulas:</text:p>
      <text:p text:style-name="Standard">a) <text:span text:style-name="T5">A</text:span>lgunas tienen por sí mismas el valor de rito o de acto; por ejemplo, el Gloria, el salmo responsorial, el Aleluya y el verso anterior al Evangelio, el Santo, la aclamación de la anámnesis y el canto después de la Comunión;</text:p>
      <text:p text:style-name="Standard">b) otras, en cambio, simplemente acompañan un rito, por ejemplo, los cantos: de entrada, del ofertorio, de la fracción (Cordero de Dios) y de la Comunión.</text:p>
      <text:p text:style-name="Standard"/>
      <text:p text:style-name="P7">El canto</text:p>
      <text:p text:style-name="Standard">Exhorta el Apóstol a los fieles que se reúnen esperando la venida de su Señor que canten todos juntos con salmos, himnos y cánticos espirituales (cfr. Col 3, 16). El canto es una señal del gozo del corazón (cfr. Hech 2, 46). De ahí que san Agustín diga con razón: “Cantar es propio de quien ama”<text:bookmark text:name="footnote-10010-48-backlink"/><text:a xlink:type="simple" xlink:href="https://www.usccb.org/es/prayer-and-worship/the-mass/general-instruction-of-the-roman-missal/girm-chapter-2#footnote-10010-48" office:name="footnote-10010-48-backlink" text:style-name="Internet_20_link" text:visited-style-name="Visited_20_Internet_20_Link">[48]</text:a>; y viene de tiempos muy antiguos el famoso proverbio: “Quien bien canta, ora dos veces”.</text:p>
      <text:p text:style-name="Standard"/>
      <text:p text:style-name="Standard">El canto gregoriano, en igualdad de circunstancias, obtenga el lugar principal en cuanto propio de la Liturgia romana. Otros géneros de música sagrada, sobre todo la polifonía, de ningún modo se excluyen, con tal que respondan al espíritu de la acción litúrgica y favorezcan la participación de todos los fieles.</text:p>
      <text:p text:style-name="Standard"/>
      <text:p text:style-name="Standard">Y, ya que es cada día más frecuente el encuentro de fieles de diversas nacionalidades, conviene que esos mismos fieles sepan cantar todos a una en latín algunas de las partes del Ordinario de la Misa, sobre todo el símbolo de la fe y la Oración dominical en sus melodías más fáciles.</text:p>
      <text:p text:style-name="Standard"/>
      <text:p text:style-name="Standard">Gestos y posturas corporales</text:p>
      <text:p text:style-name="Standard">Los gestos y posturas corporales tanto del sacerdote, del diácono y de los ministros, como del pueblo, deben contribuir a que toda la celebración se caracterice por el decoro y la noble sencillez, se perciba el significado verdadero y pleno de sus partes y se fomente la participación de todos. Para conseguirlo será necesario atenerse a las normas definidas por esta Institución general y a la praxis tradicional del Rito romano, es decir, a las normas que contribuyen al bien espiritual común del pueblo de Dios más que a los gustos personales o al arbitrio.</text:p>
      <text:p text:style-name="Standard"/>
      <text:p text:style-name="Standard">La postura corporal común, que han de observar todos los que toman parte en la celebración, es un signo de la unidad de los miembros de la comunidad cristiana congregada para celebrar la sagrada Liturgia, ya que expresa y fomenta al mismo tiempo la intención y los sentimientos de los participantes.</text:p>
      <text:p text:style-name="Standard"/>
      <text:p text:style-name="Standard">Los fieles estén de pie desde el principio del canto de entrada, o mientras el sacerdote se acerca al altar, hasta la conclusión de la oración colecta; al canto del Aleluya que precede al Evangelio; durante la proclamación del mismo Evangelio; durante la profesión de fe y la oración universal; y desde la invitación Oren, hermanos que precede a la oración sobre las ofrendas, hasta el fin de la Misa, excepto en los momentos que a continuación se enumeran.</text:p>
      <text:p text:style-name="Standard"/>
      <text:p text:style-name="P8">En cambio, estarán sentados durante las lecturas y el salmo responsorial que preceden al Evangelio; durante la homilía, y mientras se hace la preparación de los dones en el ofertorio; también, según la oportunidad, estarán sentados o de rodillas a lo largo del sagrado silencio que se observa después de la </text:p>
      <text:p text:style-name="P8"/>
      <text:p text:style-name="Standard">Comunión.</text:p>
      <text:p text:style-name="Standard">Los fieles deben permanecer de rodillas después del canto o recitación del Santo hasta después del Amén de la Plegaria eucarística, a no ser que lo impidan la enfermedad, la estrechez del lugar o el gran número de los presentes u otras causas razonables. Los que no pueden arrodillarse para la consagración deben hacer una inclinación profunda mientras el sacerdote hace la genuflexión después de la <text:soft-page-break/>consagración. Los fieles se arrodillan después del Cordero de Dios a no ser que el Obispo diocesano determine otra postura. </text:p>
      <text:p text:style-name="Standard"/>
      <text:p text:style-name="Standard">Para conseguir la uniformidad en los gestos y posturas corporales dentro de una misma celebración, obedezcan los fieles a las moniciones que pronuncian el diácono o el ministro laico o el sacerdote durante la celebración, según lo establecido en el Misal.</text:p>
      <text:p text:style-name="Standard"/>
      <text:p text:style-name="Standard">Entre los gestos hay que enumerar también acciones y procesiones tales como: cuando el sacerdote con el diácono y los ministros se acercan al altar; el diácono, antes de la proclamación del Evangelio, lleva consigo al ambón el Evangeliario o Libro de los Evangelios; los fieles llevan al altar los dones, y se acercan a la Comunión. Conviene que estas acciones y procesiones se realicen en forma decorosa, mientras se cantan los textos correspondientes, según las normas establecidas en cada caso.</text:p>
      <text:p text:style-name="Standard"/>
      <text:p text:style-name="Standard">El silencio</text:p>
      <text:p text:style-name="Standard">También, como parte de la celebración, ha de guardarse, a su tiempo, el silencio sagrado. La naturaleza de este silencio depende del momento en que se observa durante la Misa. Así, en el acto penitencial y después de la invitación a orar, los presentes se recogen en su interior; al terminar la lectura o la homilía, reflexionan brevemente sobre lo que han oído; después de la Comunión alaban a Dios en su corazón y oran.</text:p>
      <text:p text:style-name="Standard"/>
      <text:p text:style-name="Standard">Ya antes de la celebración misma, es muy laudable que se guarde silencio en la iglesia, en la sacristía, en el “secretarium” y en los lugares más cercanos, a fin de que todos puedan disponerse para celebrar devota y debidamente las acciones sagradas.</text:p>
      <text:p text:style-name="Standard"/>
      <text:p text:style-name="P9">El Latín</text:p>
      <text:p text:style-name="Standard">El latín es una lengua sagrada. Para comunicarnos con los demás, utilizamos los otros idiomas, pero para hablar con Dios usamos el latín. Las otras lenguas han sido usadas en ciertas partes o regiones del mundo; el latín fue usado universalmente.</text:p>
      <text:p text:style-name="Standard"/>
      <text:p text:style-name="Standard">El idioma latín fue santificado por la inscripción mística de la cruz: “Iesus Nazarenus, Rex Iudaeorum” - “<text:span text:style-name="T11">INRI</text:span>” (Jesús de Nazaret, rey de los judíos). Aparte de estar en latín, la inscripción también estaba en hebreo y griego. Esto lo leemos en la Pasión según los santos Mateo, Marcos, Lucas y Juan. Fue Pilato quien escribió este título. Cuando los judíos protestaron, dijo: “Quod scripsi, scripsi” (Lo que he escrito, he escrito).</text:p>
      <text:p text:style-name="Standard"/>
      <text:p text:style-name="Standard">Durante los primeros siglos del cristianismo el griego y el latín sirvieron para agrupar política y culturalmente a los pueblos del Mediterráneo. Durante todo este período que puede extenderse hasta la reforma carolingia de la liturgia, la Iglesia se extiende por Oriente y Occidente sin imponer en su culto una lengua distinta de la que hablan o, al menos, entienden los fieles. No obstante se comprende que a partir de Constantino en Occidente el latín tomara una preeminencia como lengua litúrgica pues era entendida en todo el imperio.</text:p>
      <text:p text:style-name="Standard"/>
      <text:p text:style-name="Standard">En el concilio de Trento se concibe como un momento de peligro dogmático que indica que lo prudente es mantener el latín. Por lo que se ha mencionado la lengua vernácula quedaba excluida de la liturgia de la Iglesia Católica, salvo por razones obvias la parte que se refiere al consentimiento en la celebración de los matrimonios cuyas preguntas se formulaban en castellano. Incluyendo en la misa la lectura de las epistolas y de los evangelios, si bien en algunos casos se repetia luego la traducción castellana de la perícope de dichas lecturas que se hacían en la parte correspondiente de la misa.</text:p>
      <text:p text:style-name="Standard"><text:soft-page-break/>El Concilio de Trento no permitían la lectura de la Biblia en las lenguas vulgares solo era autorizada la denominada Biblia Vulgata en latín , salvo algunas excepciones. En resumidas cuentas es a partir de Trento cuando las oraciones comunes como el Paternoster, Avemaria, Gloria Patri, Credo, Salve Regina y Per signum Santae Crucis son aprendidas como parte del impulso de "aprender la doctrina" por parte del pueblo desde niños que supuso Trento, y esas oraciones alcanzan una nueva resonancia en las lenguas vernáculas y en nuestro caso en castellano, aprendidas y dichas por el pueblo aunque fuera de lo que es la liturgia de la misa en que es exclusivo el uso del latín incluso para la lectura del Evangelio.</text:p>
      <text:p text:style-name="Standard">Las diversas reformas disciplinares en liturgia y otros aspectos, que parten generalmente de Roma, tratan de mantener el latín como lengua sagrada. Es la reforma protestante, la que en primer lugar en el s. XVI , la que cuestiona seriamente el uso del latín y se decanta por todo el culto y oración en lengua vulgar.</text:p>
      <text:p text:style-name="Standard"/>
      <text:p text:style-name="Standard">En la historia de la Iglesia encontramos varios intentos por reemplazar el latín con el lenguaje cotidiano, mas el latín permaneció victorioso. Los que deseaban destruir la preminencia del latín fueron los que luchaban abiertamente o a escondidas para destruir la unidad de la Iglesia, para impedir los lazos con Roma, para debilitar el espíritu del catolicismo o para destruir la simplicidad y la integridad de nuestra fe.</text:p>
      <text:p text:style-name="Standard"/>
      <text:p text:style-name="Standard">III. Diversas partes de la Misa</text:p>
      <text:p text:style-name="Standard">A) Ritos iniciales</text:p>
      <text:p text:style-name="Standard">46. Los ritos que preceden a la liturgia de la Palabra, es decir, el canto de entrada, el saludo, el acto penitencial, el Señor, ten piedad, el Gloria y la oración colecta, tienen el carácter de exordio, introducción y preparación.</text:p>
      <text:p text:style-name="Standard">La finalidad de estos ritos es hacer que los fieles reunidos constituyan una comunidad, y se dispongan a oír como conviene la Palabra de Dios y a celebrar dignamente la Eucaristía.</text:p>
      <text:p text:style-name="Standard">En algunas celebraciones que, según la norma de los libros litúrgicos, se unen con la Misa, los ritos iniciales se omiten o se realizan de manera peculiar.</text:p>
      <text:p text:style-name="Standard"/>
      <text:p text:style-name="Standard">Canto de entrada</text:p>
      <text:p text:style-name="Standard">47. Reunido el pueblo, mientras entra el sacerdote con el diácono y los ministros, se da comienzo al canto de entrada. La finalidad de este canto es abrir la celebración, fomentar la unión de quienes se han reunido, introducirlos en el misterio del tiempo litúrgico o de la fiesta y acompañar la procesión del sacerdote y los ministros.</text:p>
      <text:p text:style-name="Standard">48. Se canta alternativamente por el coro y el pueblo, o de manera semejante, por el cantor y el pueblo, o todo por el pueblo, o solamente por el coro. En las diócesis de los Estados Unidos de América hay cuatro opciones para el canto de entrada: (1) la antífona del Misal o la antífona con su salmo del Gradual Romano según la notación musical adjunta o en otro arreglo musical; (2) la antífona y el salmo del tiempo litúrgico del Gradual Simple; (3) un canto de otra colección de salmos y antífonas aprobada por la Conferencia de Obispos o por el Obispo diocesano, incluso salmos musicalizados en forma responsorial o métrica; (4) otro canto litúrgico apropiado a la acción sagrada, al día, o al tiempo del año, aprobado de la misma manera por la Conferencia de Obispos o por el Obispo diocesano.<text:bookmark text:name="footnote-10010-55-backlink"/><text:a xlink:type="simple" xlink:href="https://www.usccb.org/es/prayer-and-worship/the-mass/general-instruction-of-the-roman-missal/girm-chapter-2#footnote-10010-55" office:name="footnote-10010-55-backlink" text:style-name="Internet_20_link" text:visited-style-name="Visited_20_Internet_20_Link">[55]</text:a></text:p>
      <text:p text:style-name="Standard">Si no se canta a la entrada, la antífona propuesta en el Misal se recitará por todos los fieles o por algunos de ellos o por un lector o también por el mismo sacerdote, el cual también puede adaptarla  a manera de una monición inicial (cfr. n. 31).</text:p>
      <text:p text:style-name="Standard">Saludo al altar y al pueblo congregado</text:p>
      <text:p text:style-name="Standard">49. El sacerdote, el diácono y los ministros, cuando llegan al presbiterio, saludan al altar con una inclinación profunda.</text:p>
      <text:p text:style-name="Standard">Para manifestar la veneración, el sacerdote y el diácono besan el altar. El sacerdote, si lo cree oportuno, podrá también incensar la cruz y el altar.</text:p>
      <text:p text:style-name="Standard"><text:soft-page-break/>50. Terminado el canto de entrada, el sacerdote, de pie junto a la sede, y toda la asamblea, hacen la señal de la cruz. A continuación el sacerdote, por medio del saludo, manifiesta a la asamblea reunida la presencia del Señor. Con este saludo y con la respuesta del pueblo queda de manifiesto el misterio de la Iglesia congregada.</text:p>
      <text:p text:style-name="Standard">Terminado el saludo, el sacerdote o el diácono o un ministro laico puede introducir a los fieles en la Misa del día con brevísimas palabras.</text:p>
      <text:p text:style-name="Standard">Acto penitencial</text:p>
      <text:p text:style-name="Standard">51. Después el sacerdote invita al acto penitencial, que, tras un breve momento de silencio, realiza toda la comunidad con la fórmula de la confesión general y se termina con la absolución del sacerdote, la cual, sin embargo, carece de la eficacia propia del sacramento de la Penitencia.</text:p>
      <text:p text:style-name="Standard">El domingo, sobre todo en el Tiempo Pascual, en lugar del acto penitencial acostumbrado, puede hacerse la bendición y la aspersión del agua en memoria del Bautismo<text:bookmark text:name="footnote-10010-56-backlink"/><text:a xlink:type="simple" xlink:href="https://www.usccb.org/es/prayer-and-worship/the-mass/general-instruction-of-the-roman-missal/girm-chapter-2#footnote-10010-56" office:name="footnote-10010-56-backlink" text:style-name="Internet_20_link" text:visited-style-name="Visited_20_Internet_20_Link">[56]</text:a>.</text:p>
      <text:p text:style-name="Standard">Señor, ten piedad</text:p>
      <text:p text:style-name="Standard">52. Después del acto penitencial se dice siempre el Señor, ten piedad, a no ser que éste haya formado ya parte del mismo acto penitencial. Siendo un canto con el que los fieles aclaman al Señor y piden su misericordia, regularmente habrán de hacerlo todos, es decir, tomarán parte en él el pueblo y el coro o un cantor.</text:p>
      <text:p text:style-name="Standard">Cada una de estas aclamaciones se repite, normalmente, dos veces, pero también cabe un mayor número de veces, según el modo de ser de cada lengua o las exigencias del arte musical o de las circunstancias. Cuando se canta el Señor, ten piedad como parte del acto penitencial, a cada una de las aclamaciones se le antepone un “tropo”.</text:p>
      <text:p text:style-name="Standard">Gloria</text:p>
      <text:p text:style-name="Standard">53. El Gloria es un antiquísimo y venerable himno con el que la Iglesia, congregada en el Espíritu Santo, glorifica a Dios Padre y al Cordero y le presenta sus súplicas. El texto de este himno no puede cambiarse por otro. Es iniciado por el sacerdote o, según el caso, por un cantor o por el coro, y lo cantan o todos juntos, o el pueblo alternando con el coro o únicamente el coro. Si no se canta lo han de recitar todos, o juntos o a dos coros alternativamente.</text:p>
      <text:p text:style-name="Standard">El Gloria se canta o se recita los domingos, fuera de los tiempos de Adviento y Cuaresma, en las solemnidades y fiestas y en algunas celebraciones de particular solemnidad.</text:p>
      <text:p text:style-name="Standard">Oración colecta</text:p>
      <text:p text:style-name="Standard">54. A continuación el sacerdote invita al pueblo a orar, y todos, a una con el sacerdote, permanecen un momento en silencio para hacerse conscientes de estar en la presencia de Dios y formular interiormente sus súplicas. Entonces el sacerdote dice la oración que se suele denominar “colecta” con la que se expresa la índole de la celebració n. Según la antigua tradición de la Iglesia, la súplica se dirige regularmente a Dios Padre por Cristo en el Espíritu Santo<text:bookmark text:name="footnote-10010-57-backlink"/><text:a xlink:type="simple" xlink:href="https://www.usccb.org/es/prayer-and-worship/the-mass/general-instruction-of-the-roman-missal/girm-chapter-2#footnote-10010-57" office:name="footnote-10010-57-backlink" text:style-name="Internet_20_link" text:visited-style-name="Visited_20_Internet_20_Link">[57]</text:a> y termina con una conclusión trinitaria de la manera siguiente:</text:p>
      <text:p text:style-name="Standard">– si se dirige al Padre: Por nuestro Señor Jesucristo, tu Hijo, que vive y reina contigo en la unidad del Espíritu Santo y es Dios por los siglos de los siglos;</text:p>
      <text:p text:style-name="Standard">– si se dirige al Padre, pero al fin de esa oración se menciona al Hijo: Él, que vive y reina contigo  en la unidad del Espíritu Santo y es Dios por los siglos de los siglos;</text:p>
      <text:p text:style-name="Standard">– si se dirige al Hijo: Tú que vives y reinas con el Padre en la unidad del Espíritu Santo y eres Dios por los siglos de los siglos.</text:p>
      <text:p text:style-name="Standard">El pueblo, uniéndose a esta súplica, hace suya la oración pronunciando la aclamación Amén. En la Misa siempre se dice una sola oración colecta.</text:p>
      <text:p text:style-name="Standard">B) Liturgia de la Palabra</text:p>
      <text:p text:style-name="Standard">55. Las lecturas tomadas de la Sagrada Escritura, con los cantos que se intercalan, constituyen la parte principal de la Liturgia de la Palabra; la homilía, la profesión de fe y la oración universal u oración de los fieles, la desarrollan y concluyen. Pues en las lecturas, que luego explica la homilía, Dios habla a su pueblo<text:bookmark text:name="footnote-10010-58-backlink"/><text:a xlink:type="simple" xlink:href="https://www.usccb.org/es/prayer-and-worship/the-mass/general-instruction-of-the-roman-missal/girm-chapter-2#footnote-10010-58" office:name="footnote-10010-58-backlink" text:style-name="Internet_20_link" text:visited-style-name="Visited_20_Internet_20_Link">[58]</text:a>, le descubre el misterio de la redención y salvación, y le ofrece el alimento espiritual; y el <text:soft-page-break/>mismo Cristo, por su palabra, se hace presente en medio de los fieles<text:bookmark text:name="footnote-10010-59-backlink"/><text:a xlink:type="simple" xlink:href="https://www.usccb.org/es/prayer-and-worship/the-mass/general-instruction-of-the-roman-missal/girm-chapter-2#footnote-10010-59" office:name="footnote-10010-59-backlink" text:style-name="Internet_20_link" text:visited-style-name="Visited_20_Internet_20_Link">[59]</text:a>. Esta Palabra divina la hace suya el pueblo con el silencio y los cantos y muestra su adhesión a ella con la profesión de fe; y una vez nutrido con ella, en la oración universal, hace súplicas por las necesidades de la Iglesia entera y por la salvación de todo el mundo.</text:p>
      <text:p text:style-name="Standard">Silencio</text:p>
      <text:p text:style-name="Standard">56. La Liturgia de la Palabra debe ser celebrada de tal manera que favorezca la meditación, por eso se debe evitar absolutamente toda forma de apresuramiento que impida el recogimiento. En ella son convenientes también unos breves momentos de silencio, acomodados a la asamblea reunida, en los cuales, con la ayuda del Espíritu Santo, se perciba con el corazón la Palabra de Dios y se prepare la respuesta por medio de la oración. Estos momentos de silencio se pueden observar oportunamente, por ejemplo, antes de que se inicie la misma Liturgia de la Palabra, después de la primera y la segunda lectura, y terminada la homilía<text:bookmark text:name="footnote-10010-60-backlink"/><text:a xlink:type="simple" xlink:href="https://www.usccb.org/es/prayer-and-worship/the-mass/general-instruction-of-the-roman-missal/girm-chapter-2#footnote-10010-60" office:name="footnote-10010-60-backlink" text:style-name="Internet_20_link" text:visited-style-name="Visited_20_Internet_20_Link">[60]</text:a>.</text:p>
      <text:p text:style-name="Standard">Lecturas bíblicas</text:p>
      <text:p text:style-name="Standard">57. En las lecturas se dispone la mesa de la Palabra de Dios a los fieles y se les abren los tesoros bíblicos<text:bookmark text:name="footnote-10010-61-backlink"/><text:a xlink:type="simple" xlink:href="https://www.usccb.org/es/prayer-and-worship/the-mass/general-instruction-of-the-roman-missal/girm-chapter-2#footnote-10010-61" office:name="footnote-10010-61-backlink" text:style-name="Internet_20_link" text:visited-style-name="Visited_20_Internet_20_Link">[61]</text:a>. Se debe, por lo tanto, respetar la disposición de las lecturas bíblicas, la cual pone de relieve la unidad de ambos Testamentos y de la Historia de la Salvación. No está permitido cambiar las lecturas y el salmo responsorial, que contienen la Palabra de Dios, por otros textos no bíblicos<text:bookmark text:name="footnote-10010-62-backlink"/><text:a xlink:type="simple" xlink:href="https://www.usccb.org/es/prayer-and-worship/the-mass/general-instruction-of-the-roman-missal/girm-chapter-2#footnote-10010-62" office:name="footnote-10010-62-backlink" text:style-name="Internet_20_link" text:visited-style-name="Visited_20_Internet_20_Link">[62]</text:a>.</text:p>
      <text:p text:style-name="Standard">58. En la Misa celebrada con el pueblo las lecturas se proclaman siempre desde el ambón.</text:p>
      <text:p text:style-name="Standard">59. El proclamar las lecturas, según la tradición, no es un oficio presidencial, sino ministerial. Por consiguiente, las lecturas son proclamadas por un lector; el Evangelio, en cambio, viene anunciado por el diácono, o en su ausencia, por otro sacerdote. Cuando falte el diácono u otro sacerdote, el mismo sacerdote celebrante proclamará el Evangelio; y en ausencia de lectores idóneos, el sacerdote celebrante proclamará también las demás lecturas.</text:p>
      <text:p text:style-name="Standard">Después de cada lectura, el que lee pronuncia la aclamación. Con su respuesta, el pueblo congregado rinde homenaje a la Palabra de Dios acogida con fe y gratitud.</text:p>
      <text:p text:style-name="Standard">60. La proclamación del Evangelio constituye el culmen de la Liturgia de la Palabra. Que se haya de tributar suma veneración a la lectura del Evangelio lo enseña la misma Liturgia cuando la distingue por encima de las otras lecturas con especiales muestras de honor, sea por parte del ministro encargado de anunciarlo y por la bendición y oración con que se dispone a hacerlo, sea por parte de los fieles, que con sus aclamaciones reconocen y proclaman la presencia de Cristo que les habla y escuchan la lectura puestos de pie; sea, finalmente, por las mismas muestras de veneración que se tributan al Evangeliario.</text:p>
      <text:p text:style-name="Standard">Salmo responsorial</text:p>
      <text:p text:style-name="Standard">61. Después de la primera lectura sigue el salmo responsorial, que es parte integrante de la Liturgia de la Palabra y tiene gran importancia litúrgica y pastoral, en cuanto que fomenta la meditación de la Palabra de Dios.</text:p>
      <text:p text:style-name="Standard">El salmo responsorial debe responder a cada una de las lecturas y por lo general se toma del Leccionario.</text:p>
      <text:p text:style-name="Standard">Es preferible que el salmo responsorial se cante, por lo menos en lo que se refiere a la respuesta del pueblo. Por consiguiente, el salmista o cantor del salmo, desde el ambón o desde otro sitio oportuno, proclama los versos del salmo, mientras toda la asamblea escucha sentada, o mejor, participa con su respuesta, a no ser que el salmo se pronuncie todo él seguido, es decir, sin el versículo de respuesta. Para que el pueblo pueda más fácilmente intervenir en la respuesta salmódica, han sido seleccionados algunos textos de responsorios y salmos, según los diversos tiempos del año o las diversas categorías de santos. Estos textos podrán emplearse en vez del texto correspondiente a la lectura todas las veces que el salmo se canta. Si el salmo no puede ser cantado, debe ser recitado de la manera que más favorezca la meditación de la Palabra de Dios.</text:p>
      <text:p text:style-name="Standard">En las diócesis de los Estados Unidos de América, en lugar del salmo asignado por el Leccionario, se puede cantar también o el responsorio gradual del Gradual Romano o el salmo responsorial o el aleluyático del Gradual Simple, según la descripción que se hace en estos mismos libros, o una antífona <text:soft-page-break/>y salmo de otra colección de salmos y antífonas aprobada por la Conferencia de Obispos o por el Obispo diocesano, incluso salmos musicalizados en forma responsorial o métrica. No se pueden usar cantos o himnos en lugar del salmo responsorial.</text:p>
      <text:p text:style-name="Standard">La aclamación que precede la lectura del Evangelio</text:p>
      <text:p text:style-name="Standard">62. Después de la lectura que precede inmediatamente al Evangelio, se canta el Aleluya u otro canto establecido por las rúbricas, según las exigencias del tiempo litúrgico. Esta aclamación constituye por sí misma un rito o acto en el cual la asamblea de los fieles acoge y saluda al Señor que les va a hablar en el Evangelio, y profesa su fe con el canto. Es cantado por todos los presentes, de pie. Lo comienza el cantor o el coro y, si es el caso, se repite. En cambio el verso lo canta el coro o el cantor.</text:p>
      <text:p text:style-name="Standard">a) El Aleluya se canta en todos los tiempos fuera de la Cuaresma. Los versos se toman del Leccionario o del Gradual.</text:p>
      <text:p text:style-name="Standard">b) En el Tiempo de Cuaresma, en lugar del Aleluya, se canta el verso que aparece en el Leccionario antes del Evangelio. Se puede cantar también otro salmo o tracto, que se encuentran en el Gradual.</text:p>
      <text:p text:style-name="Standard">63. Cuando se tiene una sola lectura antes del Evangelio:</text:p>
      <text:p text:style-name="Standard">a) En el tiempo en que se dice Aleluya se puede utilizar o el salmo aleluyático o el salmo y el<text:line-break/>Aleluya con su propio verso.</text:p>
      <text:p text:style-name="Standard">b) En el tiempo en que no se ha de decir Aleluya, se puede utilizar o el salmo y el verso que precede al Evangelio o el salmo solo.</text:p>
      <text:p text:style-name="Standard">c) El Aleluya o el verso que precede al Evangelio, si no se canta, puede omitirse.</text:p>
      <text:p text:style-name="Standard">64. La “Secuencia” que, fuera de los días de Pascua y Pentecostés, es opcional, se canta antes del Aleluya.</text:p>
      <text:p text:style-name="Standard">Homilía</text:p>
      <text:p text:style-name="Standard">65. La homilía es parte de la Liturgia, y muy recomendada<text:bookmark text:name="footnote-10010-63-backlink"/><text:a xlink:type="simple" xlink:href="https://www.usccb.org/es/prayer-and-worship/the-mass/general-instruction-of-the-roman-missal/girm-chapter-2#footnote-10010-63" office:name="footnote-10010-63-backlink" text:style-name="Internet_20_link" text:visited-style-name="Visited_20_Internet_20_Link">[63]</text:a>, pues es necesaria para alimentar la vida cristiana. Conviene que sea una explicación, o de algún aspecto particular de las lecturas de la Sagrada Escritura, o de otro texto del Ordinario, o del Propio de la Misa del día, teniendo siempre presente, ya sea el misterio que se celebra, ya las particulares necesidades de los oyentes<text:bookmark text:name="footnote-10010-64-backlink"/><text:a xlink:type="simple" xlink:href="https://www.usccb.org/es/prayer-and-worship/the-mass/general-instruction-of-the-roman-missal/girm-chapter-2#footnote-10010-64" office:name="footnote-10010-64-backlink" text:style-name="Internet_20_link" text:visited-style-name="Visited_20_Internet_20_Link">[64]</text:a>.</text:p>
      <text:p text:style-name="Standard">66. La homilía la pronuncia ordinariamente el sacerdote celebrante o será encomendada por él a un sacerdote concelebrante, o a veces, si es oportuno, también al diácono, pero nunca a un laico<text:bookmark text:name="footnote-10010-65-backlink"/><text:a xlink:type="simple" xlink:href="https://www.usccb.org/es/prayer-and-worship/the-mass/general-instruction-of-the-roman-missal/girm-chapter-2#footnote-10010-65" office:name="footnote-10010-65-backlink" text:style-name="Internet_20_link" text:visited-style-name="Visited_20_Internet_20_Link">[65]</text:a>. En casos particulares y por una causa justa la homilía puede ser pronunciada incluso por el Obispo o un presbítero presente en la celebración pero que no concelebra.</text:p>
      <text:p text:style-name="Standard">Los domingos y fiestas de precepto se debe tener homilía, y no se puede omitir sin causa grave, en todas las Misas que se celebran con asistencia del pueblo; los demás días se recomienda sobre todo en los días feriales de Adviento, Cuaresma y Tiempo Pascual, y también en otras fiestas y ocasiones en que suelen acudir a la iglesia numerosos fieles<text:bookmark text:name="footnote-10010-66-backlink"/><text:a xlink:type="simple" xlink:href="https://www.usccb.org/es/prayer-and-worship/the-mass/general-instruction-of-the-roman-missal/girm-chapter-2#footnote-10010-66" office:name="footnote-10010-66-backlink" text:style-name="Internet_20_link" text:visited-style-name="Visited_20_Internet_20_Link">[66]</text:a>.</text:p>
      <text:p text:style-name="Standard">Después de la homilía se guardará oportunamente un breve momento de silencio.</text:p>
      <text:p text:style-name="Standard">Profesión de fe</text:p>
      <text:p text:style-name="Standard">67. El Símbolo o Profesión de fe tiende a que todo el pueblo congregado responda a la Palabra de Dios proclamada en las lecturas de la Sagrada Escritura y explicada en la homilía y, para que pronunciando la regla de la fe con una fórmula aprobada para el uso litúrgico, traiga a su memoria y confiese los grandes misterios de la fe, antes de comenzar su celebración en la Eucaristía.</text:p>
      <text:p text:style-name="Standard">68. El Símbolo debe ser cantado o recitado por el sacerdote con el pueblo en los domingos y solemnidades; se puede también decir en celebraciones de peculiar importancia y solemnidad.</text:p>
      <text:p text:style-name="Standard">Si se canta, el canto del Símbolo viene iniciado por el sacerdote o, si es oportuno, por el cantor o por el coro, y proseguido por todos juntos, o por el pueblo y el coro alternativamente.</text:p>
      <text:p text:style-name="Standard">Si no se canta, se debe recitar por todos juntos o a dos coros alternativamente.</text:p>
      <text:p text:style-name="Standard">Oración universal</text:p>
      <text:p text:style-name="Standard">69. En la oración universal u oración de los fieles, el pueblo responde de alguna manera a la Palabra de Dios recibida con fe y, ejerciendo su sacerdocio bautismal, ofrece a Dios sus peticiones por la salvación de todos. Conviene que esta oración se haga normalmente en las Misas a las que asiste el pueblo, de <text:soft-page-break/>modo que se eleven súplicas por la santa Iglesia, por los gobernantes, por los que sufren alguna necesidad y por todos los hombres y la salvación de todo el mundo<text:bookmark text:name="footnote-10010-67-backlink"/><text:a xlink:type="simple" xlink:href="https://www.usccb.org/es/prayer-and-worship/the-mass/general-instruction-of-the-roman-missal/girm-chapter-2#footnote-10010-67" office:name="footnote-10010-67-backlink" text:style-name="Internet_20_link" text:visited-style-name="Visited_20_Internet_20_Link">[67]</text:a>.</text:p>
      <text:p text:style-name="Standard">70. El orden de estas intenciones será generalmente:</text:p>
      <text:p text:style-name="Standard">a) por las necesidades de la Iglesia,<text:line-break/>b) por los que gobiernan las naciones y por la salvación del mundo entero,<text:line-break/>c) por los que padecen por cualquier dificultad,<text:line-break/>d) por la comunidad local.</text:p>
      <text:p text:style-name="Standard">Sin embargo, en alguna celebración particular, como en la Confirmación, el Matrimonio o las Exequias, el orden de las intenciones puede amoldarse mejor a la ocasión.</text:p>
      <text:p text:style-name="Standard">71. Corresponde al sacerdote celebrante dirigir esta oración desde la sede. Él mismo la introduce con una breve monición en la que invita a los fieles a orar y la concluye con una oración. Las intenciones que se proponen deben ser sobrias, redactadas con pocas palabras y con sabia libertad, y deben expresar la plegaria de la comunidad entera.</text:p>
      <text:p text:style-name="Standard">Las pronuncia un diácono o un cantor o un lector o un fiel laico desde el ambón o desde otro lugar conveniente<text:bookmark text:name="footnote-10010-68-backlink"/><text:a xlink:type="simple" xlink:href="https://www.usccb.org/es/prayer-and-worship/the-mass/general-instruction-of-the-roman-missal/girm-chapter-2#footnote-10010-68" office:name="footnote-10010-68-backlink" text:style-name="Internet_20_link" text:visited-style-name="Visited_20_Internet_20_Link">[68]</text:a>.</text:p>
      <text:p text:style-name="Standard">El pueblo, estando de pie, expresa su súplica o con una invocación común, que se pronuncia después de cada intención, o bien orando en silencio.</text:p>
      <text:p text:style-name="Standard">C) Liturgia eucarística</text:p>
      <text:p text:style-name="Standard">72. En la Última Cena, Cristo instituyó el sacrificio y banquete pascual, por el que se hace continuamente presente en la Iglesia el sacrificio de la cruz, cuando el sacerdote, que representa a Cristo el Señor, lleva a cabo lo que el Señor mismo realizó y confió a sus discípulos para que lo hicieran en memoria suya<text:bookmark text:name="footnote-10010-69-backlink"/><text:a xlink:type="simple" xlink:href="https://www.usccb.org/es/prayer-and-worship/the-mass/general-instruction-of-the-roman-missal/girm-chapter-2#footnote-10010-69" office:name="footnote-10010-69-backlink" text:style-name="Internet_20_link" text:visited-style-name="Visited_20_Internet_20_Link">[69]</text:a>.</text:p>
      <text:p text:style-name="Standard">Cristo tomó en sus manos el pan y el cáliz, dio gracias, lo partió y lo dio a sus discípulos diciendo: “Tomen, coman, beban; esto es mi Cuerpo; éste es el cáliz de mi Sangre. Hagan esto en conmemoración mía”. De ahí que la Iglesia haya ordenado toda la celebración de la liturgia eucarística según estas mismas partes que corresponden a las palabras y acciones de Cristo. Ya que:</text:p>
      <text:p text:style-name="Standard">a) En la preparación de los dones se llevan al altar el pan y el vino con agua; es decir, los mismos elementos que Cristo tomó en sus manos.</text:p>
      <text:p text:style-name="Standard">b) En la Plegaria eucarística se dan gracias a Dios por toda la obra de la salvación, y las ofrendas se convierten en el Cuerpo y la Sangre de Cristo.</text:p>
      <text:p text:style-name="Standard">c) Por la fracción del pan y por la Comunión, los fieles, aun siendo muchos, reciben de un solo pan el Cuerpo y de un solo cáliz la Sangre del Señor, del mismo modo que los Apóstoles lo recibieron de manos del mismo Cristo.</text:p>
      <text:p text:style-name="Standard">Preparación de los dones</text:p>
      <text:p text:style-name="Standard">73. Al comienzo de la liturgia eucarística se llevan al altar los dones que se convertirán en el Cuerpo y la Sangre de Cristo.</text:p>
      <text:p text:style-name="Standard">En primer lugar se prepara el altar o la mesa del Señor, que es el centro de toda la liturgia eucarística, de la siguiente manera<text:bookmark text:name="footnote-10010-70-backlink"/><text:a xlink:type="simple" xlink:href="https://www.usccb.org/es/prayer-and-worship/the-mass/general-instruction-of-the-roman-missal/girm-chapter-2#footnote-10010-70" office:name="footnote-10010-70-backlink" text:style-name="Internet_20_link" text:visited-style-name="Visited_20_Internet_20_Link">[70]</text:a>: sobre él se colocan el corporal, el purificador, el misal y el cáliz, que puede también dejarse preparado en la credencia.</text:p>
      <text:p text:style-name="Standard">Se traen a continuación las ofrendas: es de alabar que el pan y el vino lo presenten los mismos fieles. El sacerdote o el diácono los recibirá en un lugar oportuno y los llevará al altar. Aunque los fieles no traigan pan y vino suyo, como se hacía antiguamente, con este destino litúrgico, el rito de presentarlos conserva igualmente su sentido y significado espiritual.</text:p>
      <text:p text:style-name="Standard">También se puede aportar dinero u ofrecer otros dones para los pobres o para la Iglesia, que los fieles mismos pueden aportar o que pueden ser recolectados en la iglesia, y que se colocarán en un lugar oportuno, fuera de la mesa eucarística.</text:p>
      <text:p text:style-name="Standard">74. Acompaña a esta procesión en que se llevan los dones el canto del ofertorio (cfr. n. 37, b), que se prolonga por lo menos hasta que los dones han sido depositados sobre el altar. Las normas sobre el <text:soft-page-break/>modo de hacer este canto son las mismas dadas para el canto de entrada (cfr. n. 48). El canto puede siempre acompañar los ritos del ofertorio, aun cuando no haya procesión de ofrendas.</text:p>
      <text:p text:style-name="Standard">75. El sacerdote coloca el pan y el vino sobre el altar recitando las fórmulas prescritas. El sacerdote puede incensar los dones colocados sobre el altar, y después la cruz y el altar mismo, para significar que la ofrenda de la Iglesia y su oración suben ante el trono de Dios como el incienso. Después el sacerdote, en virtud del ministerio sagrado, y el pueblo, en virtud de la dignidad bautismal, pueden ser incensados por el diácono u otro ministro.</text:p>
      <text:p text:style-name="Standard">76. A continuación el sacerdote se lava las manos a un lado del altar. Con este rito se expresa el deseo de purificación interior.</text:p>
      <text:p text:style-name="Standard">Oración sobre las ofrendas</text:p>
      <text:p text:style-name="Standard">77. Terminada la colocación de las ofrendas y los ritos que la acompañan se concluye la preparación de los dones, con una invitación a orar juntamente con el sacerdote, y con la oración sobre las ofrendas, y así queda todo preparado para la Plegaria eucarística.</text:p>
      <text:p text:style-name="Standard">En la Misa se debe decir sólo una oración sobre las ofrendas, la cual se concluye con la fórmula breve, es decir: Por Jesucristo, nuestro Señor; pero si al final se menciona al Hijo, entonces se termina: Él, que vive y reina por los siglos de los siglos.</text:p>
      <text:p text:style-name="Standard">El pueblo, al unirse a la plegaria, hace suya la oración con la aclamación Amén.</text:p>
      <text:p text:style-name="Standard">Plegaria eucarística</text:p>
      <text:p text:style-name="Standard">78. Ahora empieza el centro y el culmen de toda la celebración, a saber, la Plegaria eucarística, que es una plegaria de acción de gracias y de santificación. El sacerdote invita al pueblo a elevar el corazón hacia Dios y a darle gracias a través de la oración que él, en nombre de toda la comunidad, va a dirigir al Padre por medio de Jesucristo en el Espíritu Santo. El sentido de esta oración es que toda la congregación de los fieles se una con Cristo en el reconocimiento de las grandezas de Dios y en la oblación del sacrificio. La Plegaria eucarística exige que todos la escuchen con reverencia y en silencio.</text:p>
      <text:p text:style-name="Standard">79. Los principales elementos de que consta la Plegaria eucarística pueden distinguirse de esta manera:</text:p>
      <text:p text:style-name="Standard">a) Acción de gracias (que se expresa sobre todo en el Prefacio): en la que el sacerdote, en nombre de todo el pueblo santo, glorifica a Dios Padre y le da gracias por toda la obra de salvación       o por alguno de sus aspectos particulares, según las variantes del día, de la festividad o del tiempo litúrgico.</text:p>
      <text:p text:style-name="Standard">b) Aclamación: con la que toda la asamblea, uniéndose a las potestades celestiales, canta el Santo. Esta aclamación, que constituye una parte de la Plegaria eucarística, la pronuncia todo el pueblo con el sacerdote.</text:p>
      <text:p text:style-name="Standard">c) Epíclesis: con la que la Iglesia, por medio de determinadas invocaciones, implora el poder del Espíritu Santo para que los dones que han ofrecido los hombres, sean consagrados, es decir, se conviertan en el Cuerpo y la Sangre de Cristo, y para que la víctima inmaculada que se va a recibir en la Comunión sea para salvación de quienes la reciban.</text:p>
      <text:p text:style-name="Standard">d) Narración de la institución y consagración: mediante las palabras y acciones de Cristo se lleva a cabo el sacrificio que Cristo mismo instituyó en la Última Cena, cuando bajo las especies de pan y vino ofreció su Cuerpo y su Sangre y se lo dio a los Apóstoles en forma de alimento y bebida, y les dejó el mandato de perpetuar este mismo misterio.</text:p>
      <text:p text:style-name="Standard">e) Anámnesis: con la que la Iglesia, al cumplir este encargo que, a través de los Apóstoles, recibió de Cristo Señor, realiza el memorial del mismo Cristo, recordando principalmente su bienaventurada pasión, su gloriosa resurrección y la ascensión al cielo.</text:p>
      <text:p text:style-name="Standard">f) Oblación: con la que la Iglesia, sobre todo la reunida aquí y ahora, ofrece en este memorial al Padre en el Espíritu Santo, la víctima inmaculada. La Iglesia pretende que los fieles no sólo ofrezcan la víctima inmaculada, sino que aprendan a ofrecerse a sí mismos<text:bookmark text:name="footnote-10010-70-backlink Copia 1"/><text:a xlink:type="simple" xlink:href="https://www.usccb.org/es/prayer-and-worship/the-mass/general-instruction-of-the-roman-missal/girm-chapter-2#footnote-10010-70" office:name="footnote-10010-70-backlink" text:style-name="Internet_20_link" text:visited-style-name="Visited_20_Internet_20_Link">[70]</text:a>, y que de día en día perfeccionen, con la mediación de Cristo, la unidad con Dios y entre sí, para que, finalmente, Dios lo sea todo en todos<text:bookmark text:name="footnote-10010-71-backlink"/><text:a xlink:type="simple" xlink:href="https://www.usccb.org/es/prayer-and-worship/the-mass/general-instruction-of-the-roman-missal/girm-chapter-2#footnote-10010-71" office:name="footnote-10010-71-backlink" text:style-name="Internet_20_link" text:visited-style-name="Visited_20_Internet_20_Link">[71]</text:a>.</text:p>
      <text:p text:style-name="Standard"><text:soft-page-break/>g) Intercesiones: con ellas se da a entender que la Eucaristía se celebra en comunión con toda la Iglesia celeste y terrena, y que la oblación se hace por ella y por todos sus miembros vivos y difuntos, miembros que han sido todos llamados a la participación de la salvación y redención adquiridas por el Cuerpo y la Sangre de Cristo.</text:p>
      <text:p text:style-name="Standard">h) Doxología final: con ella se expresa la glorificación de Dios; se concluye y confirma con la aclamación del pueblo: Amén.</text:p>
      <text:p text:style-name="Standard">Rito de la Comunión</text:p>
      <text:p text:style-name="Standard">80. Ya que la celebración eucarística es un convite pascual, conviene que, según el mandato del Señor, su Cuerpo y su Sangre sean recibidos por los fieles, debidamente dispuestos, como alimento espiritual. A esto tienden la fracción y los otros ritos preparatorios, que disponen inmediatamente a los fieles a la Comunión.</text:p>
      <text:p text:style-name="Standard">Oración del Señor</text:p>
      <text:p text:style-name="Standard">81. En la oración del Padrenuestro se pide el pan cotidiano, que para los cristianos evoca principalmente el pan eucarístico, y se implora la purificación de los pecados, de modo que, verdaderamente se den a los santos las cosas santas. El sacerdote invita a orar y todos los fieles dicen, a una con el sacerdote, la oración, y sólo el sacerdote añade el embolismo, el cual el pueblo lo concluye con la doxología. El embolismo, que desarrolla la última petición de la Oración dominical, pide para toda la comunidad de los fieles la liberación del poder del mal.</text:p>
      <text:p text:style-name="Standard">La invitación, la oración misma, el embolismo y la doxología con que el pueblo concluye esta parte, se cantan o se dicen en voz alta.</text:p>
      <text:p text:style-name="Standard">Rito de la paz</text:p>
      <text:p text:style-name="Standard">82. Sigue a continuación el rito de la paz, con el que la Iglesia implora la paz y la unidad para sí misma y para toda la familia humana, y los fieles se expresan mutuamente la comunión eclesial y la caridad antes de comulgar en el Sacramento.</text:p>
      <text:p text:style-name="Standard">Por lo que toca al signo mismo de la paz, establezcan las Conferencias Episcopales el modo más conveniente, según las costumbres y el carácter de cada pueblo. Pero conviene que cada uno exprese el signo de la paz sobriamente y sólo a las personas más cercanas.</text:p>
      <text:p text:style-name="Standard">Fracción del Pan</text:p>
      <text:p text:style-name="Standard">83. El sacerdote parte el Pan eucarístico, ayudado, si es necesario, por el diácono o por un concelebrante. El gesto de la fracción del Pan, realizado por Cristo en la Última Cena, y que en los tiempos apostólicos sirvió para denominar a la íntegra acción eucarística, significa que los fieles, siendo muchos, en la Comunión de un solo Pan de vida, que es Cristo muerto y resucitado por la salvación del mundo, se hacen un solo cuerpo (1 Cor 10, 17). La fracción se inicia cuando termina el intercambio del signo de la paz, y se realiza con la debida reverencia, sin prolongarla innecesariamente y sin darle una importancia exagerada. Este rito está reservado al sacerdote y al diácono.</text:p>
      <text:p text:style-name="Standard">El sacerdote parte el Pan y deja caer una parte de la hostia en el cáliz para significar la unidad del Cuerpo y la Sangre del Señor, en la obra de la salvación, es decir, del Cuerpo de Cristo Jesús viviente y glorioso. El coro o un cantor canta la súplica Cordero de Dios, según la costumbre, con la respuesta del pueblo, o al menos se dice en voz alta. Esta invocación acompaña la fracción del Pan; por este motivo puede repetirse cuantas veces sea necesario hasta la conclusión del rito. La última vez se concluirá con las palabras: danos la paz.</text:p>
      <text:p text:style-name="Standard">Comunión</text:p>
      <text:p text:style-name="Standard">84. El sacerdote se prepara con una oración en secreto, para recibir con fruto el Cuerpo y la Sangre de Cristo. Los fieles hacen lo mismo, orando en silencio.</text:p>
      <text:p text:style-name="Standard">Luego el sacerdote muestra a los fieles el Pan eucarístico sobre la patena o sobre el cáliz, y los invita al banquete de Cristo; y juntamente con los fieles, hace, usando las palabras evangélicas prescritas, un acto de humildad.</text:p>
      <text:p text:style-name="Standard">85. Es muy de desear que los fieles participen, como el mismo sacerdote está obligado a hacerlo, del Cuerpo del Señor con hostias consagradas en la misma Misa y, en los casos previstos (cfr. n. 283), <text:soft-page-break/>participen del cáliz, de modo que aparezca mejor, por los signos, que la Comunión es una participación en el sacrificio que se está celebrando<text:bookmark text:name="footnote-10010-73-backlink"/><text:a xlink:type="simple" xlink:href="https://www.usccb.org/es/prayer-and-worship/the-mass/general-instruction-of-the-roman-missal/girm-chapter-2#footnote-10010-73" office:name="footnote-10010-73-backlink" text:style-name="Internet_20_link" text:visited-style-name="Visited_20_Internet_20_Link">[73]</text:a>.</text:p>
      <text:p text:style-name="Standard">86. Mientras el sacerdote comulga el Sacramento, empieza el canto de Comunión, el cual, por la unión de las voces, debe expresar la unión espiritual de quienes están comulgando, demostrar la alegría del corazón y poner de relieve el carácter comunitario de la procesión de los que van a recibir la Eucaristía. El canto se prolonga mientras se distribuye el Sacramento a los fieles<text:bookmark text:name="footnote-10010-74-backlink"/><text:a xlink:type="simple" xlink:href="https://www.usccb.org/es/prayer-and-worship/the-mass/general-instruction-of-the-roman-missal/girm-chapter-2#footnote-10010-74" office:name="footnote-10010-74-backlink" text:style-name="Internet_20_link" text:visited-style-name="Visited_20_Internet_20_Link">[74]</text:a>. En el caso de que se cante un himno después de la Comunión, el canto de Comunión conclúyase a tiempo.</text:p>
      <text:p text:style-name="Standard">Procúrese que también los cantores puedan comulgar fácilmente.</text:p>
      <text:p text:style-name="Standard">87. En las diócesis de los Estados Unidos de América hay cuatro opciones para el canto de Comunión: (1) la antífona del Misal o la antífona con su salmo del Gradual Romano según la notación musical adjunta o en otro arreglo musical; (2) la antífona y el salmo del tiempo litúrgico del Gradual Simple; (3) un canto de otra colección de salmos y antífonas aprobada por la Conferencia de Obispos o por el Obispo diocesano, incluyendo salmos musicalizados en forma responsorial o métrica; (4) otro canto litúrgico apropiado (cfr. n. 86) aprobado por la Conferencia de Obispos o por el Obispo diocesano. Lo cantan, o sólo el coro, o también el coro o un cantor, con el pueblo.</text:p>
      <text:p text:style-name="Standard">Si no hay canto, la antífona propuesta por el Misal puede ser recitada por los fieles, o por algunos de ellos, o por un lector, o, en último término, la recitará el mismo sacerdote después de haber comulgado y antes de distribuir la Comunión a los fieles.</text:p>
      <text:p text:style-name="Standard">88. Cuando se ha terminado de distribuir la Comunión, el sacerdote y los fieles, si se juzga oportuno, oran por un espacio de tiempo en silencio. Si se prefiere, toda la asamblea puede también cantar un salmo o algún otro canto de alabanza o un himno.</text:p>
      <text:p text:style-name="Standard">89. Para completar la súplica de los fieles y concluir todo el rito de la Comunión, el sacerdote pronuncia la oración después de la Comunión, en la que se ruega para que se obtengan los frutos del misterio celebrado.</text:p>
      <text:p text:style-name="Standard">En la Misa se dice sólo una oración después de la Comunión, que termina con la conclusión breve, es decir:</text:p>
      <text:p text:style-name="Standard">– si se dirige al Padre: Por Jesucristo, nuestro Señor;</text:p>
      <text:p text:style-name="Standard">– si se dirige al Padre, con la mención final del Hijo: Él, que vive y reina por los siglos de los siglos;</text:p>
      <text:p text:style-name="Standard">– si se dirige al Hijo: Tú que vives y reinas por los siglos de los siglos.</text:p>
      <text:p text:style-name="Standard">El pueblo hace suya esta oración con la aclamación Amén.</text:p>
      <text:p text:style-name="Standard">D) Rito de conclusión</text:p>
      <text:p text:style-name="Standard">El rito de conclusión consta de:</text:p>
      <text:p text:style-name="Standard">a) breves avisos, si son necesarios;</text:p>
      <text:p text:style-name="Standard">b) saludo y bendición sacerdotal, que en algunos días y ocasiones se enriquece y se amplía con la oración sobre el pueblo o con otra fórmula más solemne;</text:p>
      <text:p text:style-name="Standard">c) despedida del pueblo por parte del diácono o del sacerdote, para que cada uno vuelva a su honesta actividad, alabando y bendiciendo a Dios;</text:p>
      <text:p text:style-name="Standard">d) beso del altar por parte del sacerdote y del diácono, y después una inclinación profunda hacia el altar por parte del sacerdote, del diácono y de los demás ministros.</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Arial1" svg:font-family="Arial, sans-serif"/>
    <style:font-face style:name="EB Garamond" svg:font-family="'EB Garamond', 'Eb Garamond', sans-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Verdana,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tyle:font-face style:name="Roboto1" svg:font-family="Roboto, sans-serif"/>
    <style:font-face style:name="Rosario" svg:font-family="Rosario" style:font-pitch="variable"/>
    <style:font-face style:name="Times New Roman" svg:font-family="'Times New Roman'"/>
    <style:font-face style:name="inherit" svg:font-family="inherit"/>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5T14:42:25.470798408</meta:creation-date>
    <dc:date>2024-09-05T17:04:03.637406264</dc:date>
    <meta:editing-duration>PT1H11M11S</meta:editing-duration>
    <meta:editing-cycles>19</meta:editing-cycles>
    <meta:generator>LibreOffice/24.2.4.2$Linux_X86_64 LibreOffice_project/420$Build-2</meta:generator>
    <meta:document-statistic meta:table-count="0" meta:image-count="0" meta:object-count="0" meta:page-count="13" meta:paragraph-count="201" meta:word-count="8125" meta:character-count="47044" meta:non-whitespace-character-count="39096"/>
  </office:meta>
</office:document-meta>
</file>